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1.191cm" style:rel-column-width="4586*"/>
    </style:style>
    <style:style style:name="Table1.B" style:family="table-column">
      <style:table-column-properties style:column-width="3.625cm" style:rel-column-width="13963*"/>
    </style:style>
    <style:style style:name="Table1.C" style:family="table-column">
      <style:table-column-properties style:column-width="3.44cm" style:rel-column-width="13249*"/>
    </style:style>
    <style:style style:name="Table1.D" style:family="table-column">
      <style:table-column-properties style:column-width="5.345cm" style:rel-column-width="20587*"/>
    </style:style>
    <style:style style:name="Table1.E" style:family="table-column">
      <style:table-column-properties style:column-width="3.413cm" style:rel-column-width="1315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013cm" fo:margin-left="0cm" fo:margin-right="-0.012cm" table:align="margins"/>
    </style:style>
    <style:style style:name="Table2.A" style:family="table-column">
      <style:table-column-properties style:column-width="1.191cm" style:rel-column-width="4586*"/>
    </style:style>
    <style:style style:name="Table2.B" style:family="table-column">
      <style:table-column-properties style:column-width="3.625cm" style:rel-column-width="13963*"/>
    </style:style>
    <style:style style:name="Table2.C" style:family="table-column">
      <style:table-column-properties style:column-width="3.44cm" style:rel-column-width="13249*"/>
    </style:style>
    <style:style style:name="Table2.D" style:family="table-column">
      <style:table-column-properties style:column-width="5.345cm" style:rel-column-width="20587*"/>
    </style:style>
    <style:style style:name="Table2.E" style:family="table-column">
      <style:table-column-properties style:column-width="3.413cm" style:rel-column-width="13150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E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none" fo:border-top="none" fo:border-bottom="0.002cm solid #000000"/>
    </style:style>
    <style:style style:name="Table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Calibri" fo:font-size="12pt" style:text-underline-style="none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Calibri"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break-before="pag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Table_20_Heading">
      <style:text-properties style:font-name="Calibri" fo:font-size="12pt" style:font-size-asian="12pt" style:font-size-complex="12pt"/>
    </style:style>
    <style:style style:name="P6" style:family="paragraph" style:parent-style-name="Table_20_Contents">
      <style:text-properties style:font-name="Calibri" fo:font-size="12pt" style:font-size-asian="12pt" style:font-size-complex="12pt"/>
    </style:style>
    <style:style style:name="P7" style:family="paragraph" style:parent-style-name="Table_20_Contents">
      <style:text-properties style:font-name="Calibri"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text-properties style:font-name="Calibri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text-properties style:font-name="Calibri" fo:font-size="12pt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ene 1 Exterior</text:p>
      <text:p text:style-name="P2">Description</text:p>
      <text:p text:style-name="P3">Start Scene. Exterior of palace. Player starts in safe area. <text:s/>Can practice player actions.</text:p>
      <text:p text:style-name="P2">Mission</text:p>
      <text:p text:style-name="P3">Enter the palace.</text:p>
      <text:p text:style-name="P2">Characters</text:p>
      <text:p text:style-name="P3">Palace Guards (2)</text:p>
      <text:p text:style-name="P2">Architecture</text:p>
      <text:p text:style-name="P3">Exterior of palace</text:p>
      <text:p text:style-name="P2">Objects</text:p>
      <text:p text:style-name="P3">Bell, shell</text:p>
      <text:p text:style-name="P2">Player Actions</text:p>
      <text:p text:style-name="P3">Walk/run, turn, Activate, Listen/Talk?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5">Action</text:p>
            </table:table-cell>
            <table:table-cell table:style-name="Table1.A1" office:value-type="string">
              <text:p text:style-name="P5">Situation</text:p>
            </table:table-cell>
            <table:table-cell table:style-name="Table1.A1" office:value-type="string">
              <text:p text:style-name="P5">Reaction</text:p>
            </table:table-cell>
            <table:table-cell table:style-name="Table1.E1" office:value-type="string">
              <text:p text:style-name="P5">Message</text:p>
            </table:table-cell>
          </table:table-row>
        </table:table-header-rows>
        <table:table-row>
          <table:table-cell table:style-name="Table1.A2" office:value-type="float" office:value="1">
            <text:p text:style-name="P7">1</text:p>
          </table:table-cell>
          <table:table-cell table:style-name="Table1.B2" office:value-type="string">
            <text:p text:style-name="P6">Player approaches gate</text:p>
          </table:table-cell>
          <table:table-cell table:style-name="Table1.B2" office:value-type="string">
            <text:p text:style-name="P6">Guards at gate</text:p>
          </table:table-cell>
          <table:table-cell table:style-name="Table1.B2" office:value-type="string">
            <text:p text:style-name="P6"/>
          </table:table-cell>
          <table:table-cell table:style-name="Table1.E2" office:value-type="string">
            <text:p text:style-name="P6">You don't want to disturb the guards</text:p>
          </table:table-cell>
        </table:table-row>
        <table:table-row>
          <table:table-cell table:style-name="Table1.A2">
            <text:p text:style-name="P7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>No Guards at gate</text:p>
          </table:table-cell>
          <table:table-cell table:style-name="Table1.B2" office:value-type="string">
            <text:p text:style-name="P6">Player enters palace (scene 2)</text:p>
            <text:p text:style-name="P7">Mission accomplished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float" office:value="2">
            <text:p text:style-name="P7">2</text:p>
          </table:table-cell>
          <table:table-cell table:style-name="Table1.B2" office:value-type="string">
            <text:p text:style-name="P6">Player rings bell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>Guards run to bell <text:span text:style-name="T2">3</text:span>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float" office:value="3">
            <text:p text:style-name="P7">3</text:p>
          </table:table-cell>
          <table:table-cell table:style-name="Table1.B2" office:value-type="string">
            <text:p text:style-name="P6">Guards run to bell</text:p>
          </table:table-cell>
          <table:table-cell table:style-name="Table1.B2" office:value-type="string">
            <text:p text:style-name="P6">Player at <text:s/>bell</text:p>
            <text:p text:style-name="P6">1<text:span text:style-name="T1">st</text:span> or 2<text:span text:style-name="T1">nd</text:span> time</text:p>
          </table:table-cell>
          <table:table-cell table:style-name="Table1.B2" office:value-type="string">
            <text:p text:style-name="P6">Guards return to gate</text:p>
            <text:p text:style-name="P6">Add 1 to count</text:p>
          </table:table-cell>
          <table:table-cell table:style-name="Table1.E2" office:value-type="string">
            <text:p text:style-name="P6">Don't do that again or you will be sorry</text:p>
          </table:table-cell>
        </table:table-row>
        <table:table-row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>Player at bell </text:p>
          </table:table-cell>
          <table:table-cell table:style-name="Table1.B2" office:value-type="string">
            <text:p text:style-name="P6">Guards throw player in dungeon (scene 3)</text:p>
            <text:p text:style-name="P7">Mission accomplished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>Player not at bell</text:p>
          </table:table-cell>
          <table:table-cell table:style-name="Table1.B2" office:value-type="string">
            <text:p text:style-name="P6">Guards walk back to gate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float" office:value="4">
            <text:p text:style-name="P7">4</text:p>
          </table:table-cell>
          <table:table-cell table:style-name="Table1.B2" office:value-type="string">
            <text:p text:style-name="P6">Player searches custom house</text:p>
          </table:table-cell>
          <table:table-cell table:style-name="Table1.B2" office:value-type="string">
            <text:p text:style-name="P6">Player finds shell</text:p>
          </table:table-cell>
          <table:table-cell table:style-name="Table1.B2" office:value-type="string">
            <text:p text:style-name="P6">Shell added to inventory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>
            <text:p text:style-name="P7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>Shell already found</text:p>
          </table:table-cell>
          <table:table-cell table:style-name="Table1.B2" office:value-type="string">
            <text:p text:style-name="P6"/>
          </table:table-cell>
          <table:table-cell table:style-name="Table1.E2" office:value-type="string">
            <text:p text:style-name="P6">The jars are empty</text:p>
          </table:table-cell>
        </table:table-row>
      </table:table>
      <text:p text:style-name="P3"/>
      <text:p text:style-name="P1"/>
      <text:p text:style-name="P4">Scene 2 Courtyard</text:p>
      <text:p text:style-name="P2">Description</text:p>
      <text:p text:style-name="P3">Courtyard with various exits</text:p>
      <text:p text:style-name="P2">Mission</text:p>
      <text:p text:style-name="P3">Enter the palace.</text:p>
      <text:p text:style-name="P2">Characters</text:p>
      <text:p text:style-name="P3"/>
      <text:p text:style-name="P2">Architecture</text:p>
      <text:p text:style-name="P3">Courtyard</text:p>
      <text:p text:style-name="P2">Objects</text:p>
      <text:p text:style-name="P3"/>
      <text:p text:style-name="P2">Player Actions</text:p>
      <text:p text:style-name="P3">Walk/run, turn, Activate, get/put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P5"/>
            </table:table-cell>
            <table:table-cell table:style-name="Table2.A1" office:value-type="string">
              <text:p text:style-name="P5">Action</text:p>
            </table:table-cell>
            <table:table-cell table:style-name="Table2.A1" office:value-type="string">
              <text:p text:style-name="P5">Situation</text:p>
            </table:table-cell>
            <table:table-cell table:style-name="Table2.A1" office:value-type="string">
              <text:p text:style-name="P5">Reaction</text:p>
            </table:table-cell>
            <table:table-cell table:style-name="Table2.E1" office:value-type="string">
              <text:p text:style-name="P5">Message</text:p>
            </table:table-cell>
          </table:table-row>
        </table:table-header-rows>
        <table:table-row>
          <table:table-cell table:style-name="Table2.A2" office:value-type="float" office:value="1">
            <text:p text:style-name="P7">1</text:p>
          </table:table-cell>
          <table:table-cell table:style-name="Table2.B2" office:value-type="string">
            <text:p text:style-name="P6">Player approaches gate</text:p>
          </table:table-cell>
          <table:table-cell table:style-name="Table2.B2" office:value-type="string">
            <text:p text:style-name="P6">Guards at gate</text:p>
          </table:table-cell>
          <table:table-cell table:style-name="Table2.B2" office:value-type="string">
            <text:p text:style-name="P6"/>
          </table:table-cell>
          <table:table-cell table:style-name="Table2.E2" office:value-type="string">
            <text:p text:style-name="P6">You don't want to disturb the guards</text:p>
          </table:table-cell>
        </table:table-row>
        <table:table-row>
          <table:table-cell table:style-name="Table2.A2" office:value-type="float" office:value="2">
            <text:p text:style-name="P7">2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7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A2" office:value-type="float" office:value="3">
            <text:p text:style-name="P7">3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7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A2" office:value-type="float" office:value="4">
            <text:p text:style-name="P7">4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A2" office:value-type="float" office:value="5">
            <text:p text:style-name="P7">5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7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A2" office:value-type="float" office:value="6">
            <text:p text:style-name="P7">6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ilary Blower</meta:initial-creator>
    <meta:creation-date>2015-09-17T12:08:29.79</meta:creation-date>
    <dc:date>2015-11-13T11:57:37.64</dc:date>
    <dc:creator>Hilary Blower</dc:creator>
    <meta:editing-duration>PT11M5S</meta:editing-duration>
    <meta:editing-cycles>2</meta:editing-cycles>
    <meta:generator>OpenOffice/4.1.1$Win32 OpenOffice.org_project/411m6$Build-9775</meta:generator>
    <meta:document-statistic meta:table-count="2" meta:image-count="0" meta:object-count="0" meta:page-count="2" meta:paragraph-count="69" meta:word-count="191" meta:character-count="1098"/>
  </office:meta>
</office:document-meta>
</file>